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ee227" officeooo:paragraph-rsid="001ee227" style:font-size-asian="12.25pt" style:font-size-complex="14pt"/>
    </style:style>
    <style:style style:name="P2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Times New Roman" fo:font-size="14pt" fo:language="ru" fo:country="RU" officeooo:rsid="001ee227" officeooo:paragraph-rsid="001ee227" style:font-size-asian="12.25pt" style:font-size-complex="14pt"/>
    </style:style>
    <style:style style:name="P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ru" fo:country="RU" officeooo:rsid="001ee227" officeooo:paragraph-rsid="001ee227" style:font-size-asian="12.25pt" style:font-size-complex="14pt"/>
    </style:style>
    <style:style style:name="P4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language="ru" fo:country="RU" fo:font-weight="bold" officeooo:rsid="001ee227" officeooo:paragraph-rsid="001ee227" style:font-size-asian="12.25pt" style:font-weight-asian="bold" style:font-size-complex="14pt" style:font-weight-complex="bold"/>
    </style:style>
    <style:style style:name="P5" style:family="paragraph" style:parent-style-name="Standard" style:list-style-name="List_20_1">
      <style:paragraph-properties fo:margin-top="0.101cm" fo:margin-bottom="0.101cm" style:contextual-spacing="false" fo:line-height="150%" fo:text-align="justify" style:justify-single-word="false"/>
      <style:text-properties officeooo:paragraph-rsid="001ee227"/>
    </style:style>
    <style:style style:name="P6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officeooo:rsid="00202ad0" officeooo:paragraph-rsid="002073c8" style:font-size-asian="14pt" style:font-size-complex="14pt"/>
    </style:style>
    <style:style style:name="P7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officeooo:rsid="00202ad0" officeooo:paragraph-rsid="002073c8" style:font-size-asian="14pt" style:font-size-complex="14pt"/>
    </style:style>
    <style:style style:name="P8" style:family="paragraph" style:parent-style-name="Standard" style:list-style-name="L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2ad0" officeooo:paragraph-rsid="00202ad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2ad0" officeooo:paragraph-rsid="00202ad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normal" officeooo:rsid="002073c8" officeooo:paragraph-rsid="002073c8" style:font-size-asian="14pt" style:font-weight-asian="normal" style:font-size-complex="14pt" style:font-weight-complex="normal"/>
    </style:style>
    <style:style style:name="P11" style:family="paragraph" style:parent-style-name="Standard" style:list-style-name="List_20_1">
      <style:paragraph-properties fo:margin-top="0.101cm" fo:margin-bottom="0.101cm" style:contextual-spacing="false" fo:line-height="150%" fo:text-align="justify" style:justify-single-word="false"/>
      <style:text-properties style:font-name="Times New Roman" fo:font-size="14pt" fo:font-weight="bold" officeooo:rsid="002073c8" officeooo:paragraph-rsid="002073c8" style:font-size-asian="14pt" style:font-weight-asian="bold" style:font-size-complex="14pt" style:font-weight-complex="bold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weight="normal" officeooo:rsid="00202ad0" style:font-weight-asian="normal" style:font-weight-complex="normal"/>
    </style:style>
    <style:style style:name="T3" style:family="text">
      <style:text-properties officeooo:rsid="00202ad0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etter-spacing="normal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etter-spacing="normal" officeooo:rsid="001ee227" style:font-size-asian="14pt" style:font-size-complex="14pt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Times New Roman" fo:font-size="14pt" fo:letter-spacing="normal" officeooo:rsid="00202ad0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073c8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/>
    </style:style>
    <style:style style:name="T17" style:family="text">
      <style:text-properties fo:font-variant="normal" fo:text-transform="none" fo:color="#000000" loext:opacity="100%" fo:letter-spacing="normal" fo:font-weight="normal" officeooo:rsid="002073c8" style:font-weight-asian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fo:font-variant="normal" fo:text-transform="none" fo:color="#000000" loext:opacity="100%" fo:letter-spacing="normal" fo:font-weight="normal" officeooo:rsid="0020f1a2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3</text:p>
      <text:p text:style-name="P2">Разработка перечня артефактов протоколов проекта</text:p>
      <text:p text:style-name="P3">Разработка приложения <text:span text:style-name="T1">Smart To-Do list.</text:span></text:p>
      <text:p text:style-name="P4"><text:span text:style-name="T2">1.</text:span><text:span text:style-name="T3"> </text:span>Целевая аудитория:</text:p>
      <text:list xml:id="list711066565" text:style-name="List_20_1">
        <text:list-item>
          <text:p text:style-name="P5"><text:span text:style-name="Strong_20_Emphasis"><text:span text:style-name="T4">Занятые профессионалы и менеджеры:</text:span></text:span><text:span text:style-name="T5"> </text:span><text:span text:style-name="T6">л</text:span><text:span text:style-name="T7">юди с высоким уровнем занятости, которым необходимо эффективно управлять рабочими и личными задачами, встречами и проектами.</text:span><text:span text:style-name="T8"> </text:span></text:p>
        </text:list-item>
        <text:list-item>
          <text:p text:style-name="P5"><text:span text:style-name="Strong_20_Emphasis"><text:span text:style-name="T4">Студенты:</text:span></text:span><text:span text:style-name="T5"> </text:span><text:span text:style-name="T6">д</text:span><text:span text:style-name="T7">ля организации учебного процесса, отслеживания дедлайнов, подготовки к экзаменам и управления учебной нагрузкой.</text:span><text:span text:style-name="T8"> </text:span></text:p>
        </text:list-item>
        <text:list-item>
          <text:p text:style-name="P5"><text:span text:style-name="Strong_20_Emphasis"><text:span text:style-name="T4">Люди, стремящиеся к личностному росту и повышению продуктивности:</text:span></text:span><text:span text:style-name="T9"> </text:span><text:span text:style-name="T10">т</text:span><text:span text:style-name="T7">е, кто интересуется анализом своих привычек, оптимизацией времени и трекингом прогресса в достижении целей.</text:span><text:span text:style-name="T8"> </text:span></text:p>
        </text:list-item>
      </text:list>
      <text:p text:style-name="P6">2. <text:span text:style-name="T11">Решаемые проблемы:</text:span></text:p>
      <text:list text:style-name="L1">
        <text:list-item>
          <text:p text:style-name="P7"><text:span text:style-name="Strong_20_Emphasis"><text:span text:style-name="T12">Дезорганизация и забывчивость:</text:span></text:span><text:span text:style-name="T13"> </text:span><text:span text:style-name="T14">с</text:span><text:span text:style-name="T15">тандартные списки задач не привязаны к контексту (месту), из-за чего важные дела, связанные с локацией (купить молоко в магазине, отдать книгу в библиотеку), легко забываются</text:span><text:span text:style-name="T11"> </text:span></text:p>
        </text:list-item>
        <text:list-item>
          <text:p text:style-name="P8"><text:span text:style-name="Strong_20_Emphasis"><text:span text:style-name="T12">Ручная сортировка и затраты времени:</text:span></text:span><text:span text:style-name="T16"> </text:span><text:span text:style-name="T17">п</text:span><text:span text:style-name="T18">ользователям</text:span><text:span text:style-name="T19"> приходится вручную распределять задачи по категориям (работа, дом, покупки, здоровье), что отнимает время и не всегда делается последовательно.</text:span> </text:p>
        </text:list-item>
        <text:list-item>
          <text:p text:style-name="P8"><text:span text:style-name="Strong_20_Emphasis"><text:span text:style-name="T12">Отсутствие аналитики и обратной связи:</text:span></text:span><text:span text:style-name="T16"> </text:span><text:span text:style-name="T17">о</text:span><text:span text:style-name="T18">бычные</text:span><text:span text:style-name="T19"> списки показывают, что сделано, но не отвечают на вопросы "Насколько я продуктивен?", "В какие дни я работаю лучше?" или "Какие категории задач отнимают больше всего времени?".</text:span> </text:p>
        </text:list-item>
        <text:list-item>
          <text:p text:style-name="P8"><text:span text:style-name="Strong_20_Emphasis"><text:span text:style-name="T12">Низкая контекстная осведомленность:</text:span></text:span><text:span text:style-name="T16"> </text:span><text:span text:style-name="T17">с</text:span><text:span text:style-name="T18">писок</text:span><text:span text:style-name="T19"> задач статичен и не "помогает" пользователю в нужный момент и в нужном месте, полагаясь только на память или ручное установление напоминаний по времени.</text:span> </text:p>
        </text:list-item>
      </text:list>
      <text:p text:style-name="P9"/>
      <text:p text:style-name="P10"><text:soft-page-break/>3. <text:span text:style-name="T11">Ключевые преимущества перед обычными списками задач:</text:span></text:p>
      <text:list text:continue-list="list711066565" text:style-name="List_20_1">
        <text:list-item>
          <text:p text:style-name="P11"><text:span text:style-name="Strong_20_Emphasis"><text:span text:style-name="T12">Автоматическая категоризация:</text:span></text:span><text:span text:style-name="T16"> </text:span><text:span text:style-name="T20">с</text:span><text:span text:style-name="T18">истема</text:span><text:span text:style-name="T19"> сама анализирует текст задачи ("Купить хлеб", "Подготовить отчет", "Записаться к врачу") и назначает соответствующие категории (Покупки, Работа, Здоровье), экономя время и поддерживая порядок.</text:span> </text:p>
        </text:list-item>
        <text:list-item>
          <text:p text:style-name="P11"><text:span text:style-name="Strong_20_Emphasis"><text:span text:style-name="T12">Геолокационные напоминания:</text:span></text:span><text:span text:style-name="T16"> </text:span><text:span text:style-name="T20">п</text:span><text:span text:style-name="T19">ользователь получает уведомление о задаче именно тогда, когда оно наиболее релевантно — при приближении к нужному месту (напоминание о визите в химчистку при подъезде к ней). Это решает проблему "забыл, потому что не видел". </text:span></text:p>
        </text:list-item>
        <text:list-item>
          <text:p text:style-name="P11"><text:span text:style-name="Strong_20_Emphasis"><text:span text:style-name="T12">Статистика продуктивности:</text:span></text:span><text:span text:style-name="T16"> </text:span><text:span text:style-name="T20">н</text:span><text:span text:style-name="T19">аглядные графики и отчеты показывают, сколько задач выполняется в день/неделю, в каких категориях пользователь наиболее активен, и помогает выявить тенденции для более эффективного планирования. </text:span></text:p>
        </text:list-item>
        <text:list-item>
          <text:p text:style-name="P11"><text:span text:style-name="Strong_20_Emphasis"><text:span text:style-name="T12">Интеллектуальный и проактивный помощник:</text:span></text:span><text:span text:style-name="T16"> </text:span><text:span text:style-name="T20">п</text:span><text:span text:style-name="T19">риложение не просто хранит список, а активно помогает пользователю: сортирует задачи, напоминает о них в нужном контексте и дает ценную обратную связь о его эффективности.</text:span> </text:p>
        </text:list-item>
        <text:list-item>
          <text:p text:style-name="P11"><text:span text:style-name="Strong_20_Emphasis"><text:span text:style-name="T12">Персонализированный подход:</text:span></text:span><text:span text:style-name="T16"> </text:span><text:span text:style-name="T20">с</text:span><text:span text:style-name="T19">истема учится на действиях пользователя, предлагая все более точную категоризацию и предоставляя аналитику, уникальную для его образа жизни и рабочих процессов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6:48:02.831700000</meta:creation-date>
    <dc:date>2025-09-29T17:26:46.543172500</dc:date>
    <meta:editing-duration>PT7M35S</meta:editing-duration>
    <meta:editing-cycles>1</meta:editing-cycles>
    <meta:document-statistic meta:table-count="0" meta:image-count="0" meta:object-count="0" meta:page-count="2" meta:paragraph-count="18" meta:word-count="344" meta:character-count="2611" meta:non-whitespace-character-count="2284"/>
    <meta:generator>LibreOffice/25.8.1.1$Windows_X86_64 LibreOffice_project/54047653041915e595ad4e45cccea684809c77b5</meta:generator>
  </office:meta>
</office:document-meta>
</file>